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Bebas Kai" svg:font-family="Bebas Kai" style:font-family-generic="decorative" style:font-pitch="variable" svg:panose-1="0 0 0 0 0 0 0 0 0 0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ebas Kai" fo:font-weight="bold" style:font-weight-asian="bold" fo:font-size="72pt" style:font-size-asian="72pt" style:font-size-complex="72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font-name="Share" fo:font-weight="bold" style:font-weight-asian="bold" fo:font-size="72pt" style:font-size-asian="72pt" style:font-size-complex="72pt" style:language-asian="fr" style:country-asian="FR"/>
    </style:style>
    <style:style style:name="T4" style:parent-style-name="Policepardéfaut" style:family="text">
      <style:text-properties style:font-name="Share" fo:font-weight="bold" style:font-weight-asian="bold" fo:font-size="72pt" style:font-size-asian="72pt" style:font-size-complex="72pt" style:language-asian="fr" style:country-asian="FR"/>
    </style:style>
    <style:style style:name="P5" style:parent-style-name="Normal" style:family="paragraph">
      <style:paragraph-properties fo:text-align="end"/>
    </style:style>
    <style:style style:name="T6" style:parent-style-name="Policepardéfaut" style:family="text">
      <style:text-properties style:font-name="Bebas Kai" style:font-name-complex="Arial" fo:font-weight="bold" style:font-weight-asian="bold" fo:font-size="72pt" style:font-size-asian="72pt" style:font-size-complex="72pt" style:language-asian="fr" style:country-asian="FR"/>
    </style:style>
    <style:style style:family="graphic" style:name="a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 0in 0in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2"><text:span text:style-name="T3"><draw:custom-shape svg:x="1.32569in" svg:y="0.97986in" svg:width="8in" svg:height="2.47917in" draw:z-index="251659264" draw:id="id0" draw:style-name="a0" draw:name="Flèche droite 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25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">BAR</text:span></text:p>
      <text:p text:style-name="P5"/>
      <text:p text:style-name="Normal"/>
      <text:p text:style-name="Normal"><text:span text:style-name="T6"><draw:frame draw:z-index="251660288" draw:style-name="a1" draw:name="Image 1" text:anchor-type="paragraph" svg:x="0in" svg:y="1.16806in" svg:width="2.12708in" svg:height="2.6472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Bebas Kai" svg:font-family="Bebas Kai" style:font-family-generic="decorative" style:font-pitch="variable" svg:panose-1="0 0 0 0 0 0 0 0 0 0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6:00Z</meta:creation-date>
    <dc:date>2016-02-09T16:16:00Z</dc:date>
    <meta:print-date>2015-01-14T18:35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" meta:character-count="11" meta:row-count="1" meta:non-whitespace-character-count="11"/>
  </office:meta>
</office:document-meta>
</file>